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6488" officeooo:paragraph-rsid="001f6488"/>
    </style:style>
    <style:style style:name="P2" style:family="paragraph" style:parent-style-name="Standard">
      <style:text-properties fo:font-size="9pt" officeooo:rsid="001f6488" officeooo:paragraph-rsid="001f6488" style:font-size-asian="9pt" style:font-size-complex="9pt"/>
    </style:style>
    <style:style style:name="P3" style:family="paragraph" style:parent-style-name="Standard">
      <style:text-properties fo:font-size="9pt" officeooo:rsid="0020fa4b" officeooo:paragraph-rsid="0020fa4b" style:font-size-asian="9pt" style:font-size-complex="9pt"/>
    </style:style>
    <style:style style:name="P4" style:family="paragraph" style:parent-style-name="Standard">
      <style:text-properties fo:font-size="9pt" officeooo:rsid="0024676d" officeooo:paragraph-rsid="0024676d" style:font-size-asian="9pt" style:font-size-complex="9pt"/>
    </style:style>
    <style:style style:name="P5" style:family="paragraph" style:parent-style-name="Preformatted_20_Text">
      <style:text-properties fo:color="#bcbec4" style:font-name="JetBrains Mono" fo:font-size="8pt" fo:background-color="#1e1f22" style:font-size-asian="8pt" style:font-size-complex="8pt"/>
    </style:style>
    <style:style style:name="P6" style:family="paragraph" style:parent-style-name="Preformatted_20_Text">
      <style:text-properties fo:color="#bcbec4" style:font-name="JetBrains Mono" fo:background-color="#1e1f22"/>
    </style:style>
    <style:style style:name="P7" style:family="paragraph" style:parent-style-name="Preformatted_20_Text">
      <style:text-properties fo:color="#bcbec4" style:font-name="JetBrains Mono" fo:font-size="9pt" officeooo:rsid="0020fa4b" officeooo:paragraph-rsid="0020fa4b" fo:background-color="#1e1f22" style:font-size-asian="9pt" style:font-size-complex="9pt"/>
    </style:style>
    <style:style style:name="P8" style:family="paragraph" style:parent-style-name="Preformatted_20_Text">
      <style:text-properties fo:color="#bcbec4" style:font-name="JetBrains Mono" fo:font-size="9pt" officeooo:rsid="0024676d" officeooo:paragraph-rsid="0024676d" fo:background-color="#1e1f22" style:font-size-asian="9pt" style:font-size-complex="9pt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bcbec4" style:font-name="JetBrains Mono" fo:background-color="#1e1f22"/>
    </style:style>
    <style:style style:name="P11" style:family="paragraph" style:parent-style-name="Preformatted_20_Text">
      <style:text-properties fo:color="#2aacb8" style:font-name="JetBrains Mono" fo:font-size="8pt" officeooo:paragraph-rsid="0020fa4b" fo:background-color="#1e1f22" style:font-size-asian="8pt" style:font-size-complex="8pt"/>
    </style:style>
    <style:style style:name="P12" style:family="paragraph" style:parent-style-name="Preformatted_20_Text">
      <style:text-properties fo:color="#bcbec4" style:font-name="JetBrains Mono" fo:background-color="#1e1f22"/>
    </style:style>
    <style:style style:name="P13" style:family="paragraph" style:parent-style-name="Preformatted_20_Text">
      <style:text-properties fo:color="#bcbec4" style:font-name="JetBrains Mono" officeooo:paragraph-rsid="001f6488" fo:background-color="#1e1f22"/>
    </style:style>
    <style:style style:name="P14" style:family="paragraph" style:parent-style-name="Preformatted_20_Text">
      <style:text-properties fo:color="#bcbec4" style:font-name="JetBrains Mono" officeooo:paragraph-rsid="00283eab" fo:background-color="#1e1f22"/>
    </style:style>
    <style:style style:name="P15" style:family="paragraph" style:parent-style-name="Preformatted_20_Text">
      <style:text-properties fo:color="#bcbec4" style:font-name="JetBrains Mono" fo:font-size="9pt" officeooo:rsid="0026afaa" officeooo:paragraph-rsid="0026afaa" fo:background-color="#1e1f22" style:font-size-asian="9pt" style:font-size-complex="9pt"/>
    </style:style>
    <style:style style:name="P16" style:family="paragraph" style:parent-style-name="Preformatted_20_Text">
      <style:text-properties fo:color="#bcbec4" style:font-name="JetBrains Mono" fo:font-size="9pt" officeooo:rsid="00274667" officeooo:paragraph-rsid="00274667" fo:background-color="#1e1f22" style:font-size-asian="9pt" style:font-size-complex="9pt"/>
    </style:style>
    <style:style style:name="P17" style:family="paragraph" style:parent-style-name="Preformatted_20_Text">
      <style:text-properties fo:color="#bcbec4" style:font-name="JetBrains Mono" fo:font-size="10pt" officeooo:rsid="002c134f" officeooo:paragraph-rsid="002c134f" fo:background-color="#1e1f22" style:font-size-asian="10pt" style:font-size-complex="10pt"/>
    </style:style>
    <style:style style:name="P18" style:family="paragraph" style:parent-style-name="Preformatted_20_Text">
      <style:text-properties fo:color="#bcbec4" fo:background-color="#1e1f22"/>
    </style:style>
    <style:style style:name="P19" style:family="paragraph" style:parent-style-name="Preformatted_20_Text">
      <style:text-properties fo:color="#6aab73" style:font-name="JetBrains Mono" fo:background-color="#1e1f22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bcbec4" fo:background-color="#1e1f22"/>
    </style:style>
    <style:style style:name="P22" style:family="paragraph" style:parent-style-name="Standard">
      <style:text-properties fo:font-size="9pt" officeooo:rsid="001f6488" officeooo:paragraph-rsid="001f6488" style:font-size-asian="9pt" style:font-size-complex="9pt"/>
    </style:style>
    <style:style style:name="P23" style:family="paragraph" style:parent-style-name="Standard">
      <style:text-properties fo:font-size="9pt" officeooo:rsid="0026afaa" officeooo:paragraph-rsid="0026afaa" style:font-size-asian="9pt" style:font-size-complex="9pt"/>
    </style:style>
    <style:style style:name="P24" style:family="paragraph" style:parent-style-name="Standard">
      <style:text-properties fo:font-size="9pt" officeooo:rsid="00274667" officeooo:paragraph-rsid="00274667" style:font-size-asian="9pt" style:font-size-complex="9pt"/>
    </style:style>
    <style:style style:name="P25" style:family="paragraph" style:parent-style-name="Standard">
      <style:text-properties fo:font-size="9pt" officeooo:rsid="00283eab" officeooo:paragraph-rsid="00283eab" style:font-size-asian="9pt" style:font-size-complex="9pt"/>
    </style:style>
    <style:style style:name="P26" style:family="paragraph" style:parent-style-name="Standard">
      <style:text-properties fo:font-size="10pt" officeooo:rsid="002c134f" officeooo:paragraph-rsid="002c134f" style:font-size-asian="10pt" style:font-size-complex="10pt"/>
    </style:style>
    <style:style style:name="P27" style:family="paragraph" style:parent-style-name="Standard">
      <style:text-properties officeooo:paragraph-rsid="001f6488"/>
    </style:style>
    <style:style style:name="T1" style:family="text">
      <style:text-properties fo:color="#8888c6"/>
    </style:style>
    <style:style style:name="T2" style:family="text">
      <style:text-properties fo:color="#8888c6" style:font-name="JetBrains Mono"/>
    </style:style>
    <style:style style:name="T3" style:family="text">
      <style:text-properties fo:color="#8888c6" style:font-name="JetBrains Mono" fo:font-size="8pt" fo:background-color="#1e1f22" loext:char-shading-value="0" style:font-size-asian="8pt" style:font-size-complex="8pt"/>
    </style:style>
    <style:style style:name="T4" style:family="text">
      <style:text-properties fo:color="#8888c6" style:font-name="JetBrains Mono" fo:background-color="#1e1f22" loext:char-shading-value="0"/>
    </style:style>
    <style:style style:name="T5" style:family="text">
      <style:text-properties fo:color="#6aab73"/>
    </style:style>
    <style:style style:name="T6" style:family="text">
      <style:text-properties fo:color="#6aab73" style:font-name="JetBrains Mono"/>
    </style:style>
    <style:style style:name="T7" style:family="text">
      <style:text-properties fo:color="#6aab73" style:font-name="JetBrains Mono" fo:font-size="8pt" fo:background-color="#1e1f22" loext:char-shading-value="0" style:font-size-asian="8pt" style:font-size-complex="8pt"/>
    </style:style>
    <style:style style:name="T8" style:family="text">
      <style:text-properties fo:color="#6aab73" style:font-name="JetBrains Mono" fo:background-color="#1e1f22" loext:char-shading-value="0"/>
    </style:style>
    <style:style style:name="T9" style:family="text">
      <style:text-properties fo:color="#2aacb8"/>
    </style:style>
    <style:style style:name="T10" style:family="text">
      <style:text-properties fo:color="#2aacb8" style:font-name="JetBrains Mono"/>
    </style:style>
    <style:style style:name="T11" style:family="text">
      <style:text-properties fo:color="#bcbec4" style:font-name="JetBrains Mono" fo:font-size="8pt" fo:background-color="#1e1f22" loext:char-shading-value="0" style:font-size-asian="8pt" style:font-size-complex="8pt"/>
    </style:style>
    <style:style style:name="T12" style:family="text">
      <style:text-properties fo:color="#bcbec4" style:font-name="JetBrains Mono" fo:background-color="#1e1f22" loext:char-shading-value="0"/>
    </style:style>
    <style:style style:name="T13" style:family="text">
      <style:text-properties fo:color="#bcbec4" fo:background-color="#1e1f22" loext:char-shading-value="0"/>
    </style:style>
    <style:style style:name="T14" style:family="text">
      <style:text-properties officeooo:rsid="0024676d"/>
    </style:style>
    <style:style style:name="T15" style:family="text">
      <style:text-properties fo:color="#cf8e6d"/>
    </style:style>
    <style:style style:name="T16" style:family="text">
      <style:text-properties style:font-name="JetBrains Mono"/>
    </style:style>
    <style:style style:name="T17" style:family="text">
      <style:text-properties fo:font-size="9pt" officeooo:rsid="001f6488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(a): Camilly Silva Venâncio <text:s text:c="2"/>Curso: Sistemas para internet-P1 <text:s/>Turno: Tarde</text:p>
      <text:p text:style-name="P1"/>
      <text:p text:style-name="P2">1- (RETIRADO DO SLIDE) Escreva um código que mostre um menu para o usuário com as</text:p>
      <text:p text:style-name="P2">operações matemáticas básicas (soma, subtração, multiplicação e divisão). Peça para o usuário</text:p>
      <text:p text:style-name="P2">escolher uma operação e informar 2 valores. Faça a operação de acordo com a escolha do</text:p>
      <text:p text:style-name="P2">usuário e exiba o resultado.</text:p>
      <text:p text:style-name="P24">Arquivo(questao1.py)</text:p>
      <text:p text:style-name="P16">num1 = <text:span text:style-name="T1">int</text:span>(<text:span text:style-name="T1">input</text:span>(<text:span text:style-name="T5">"digite o primeiro valor: "</text:span>))</text:p>
      <text:p text:style-name="P6">num2 = <text:span text:style-name="T1">int</text:span>(<text:span text:style-name="T1">input</text:span>(<text:span text:style-name="T5">"digite o segundo valor: "</text:span>))</text:p>
      <text:p text:style-name="P6"><text:span text:style-name="T1">print</text:span>(<text:span text:style-name="T5">'''[1] somar</text:span></text:p>
      <text:p text:style-name="P19">[2] subtrair</text:p>
      <text:p text:style-name="P19">[3] multiplicar</text:p>
      <text:p text:style-name="P6"><text:span text:style-name="T5">[4] dividir'''</text:span>)</text:p>
      <text:p text:style-name="P6">opcao = <text:span text:style-name="T1">int</text:span>(<text:span text:style-name="T1">input</text:span>(<text:span text:style-name="T5">"qual a sua opção?"</text:span>))</text:p>
      <text:p text:style-name="P6"><text:span text:style-name="T15">if </text:span>opcao == <text:span text:style-name="T9">1</text:span>:</text:p>
      <text:p text:style-name="P18"><text:s/><text:span text:style-name="T16">somar = num1 + num2</text:span></text:p>
      <text:p text:style-name="P18"><text:s/><text:span text:style-name="T2">print</text:span><text:span text:style-name="T16">(</text:span><text:span text:style-name="T6">"seu resultado é" </text:span><text:span text:style-name="T16">, somar)</text:span></text:p>
      <text:p text:style-name="P6"><text:span text:style-name="T15">elif </text:span>opcao == <text:span text:style-name="T9">2</text:span>:</text:p>
      <text:p text:style-name="P18"><text:s/><text:span text:style-name="T16">subtrair = num1 - num2</text:span></text:p>
      <text:p text:style-name="P18"><text:s/><text:span text:style-name="T2">print</text:span><text:span text:style-name="T16">(</text:span><text:span text:style-name="T6">"seu resultado é" </text:span><text:span text:style-name="T16">, subtrair)</text:span></text:p>
      <text:p text:style-name="P6"><text:span text:style-name="T15">elif </text:span>opcao == <text:span text:style-name="T9">3</text:span>:</text:p>
      <text:p text:style-name="P18"><text:s/><text:span text:style-name="T16">multiplicar = num1 * num2</text:span></text:p>
      <text:p text:style-name="P18"><text:s/><text:span text:style-name="T2">print</text:span><text:span text:style-name="T16">(</text:span><text:span text:style-name="T6">"seu resultando é" </text:span><text:span text:style-name="T16">, multiplicar)</text:span></text:p>
      <text:p text:style-name="P6"><text:span text:style-name="T15">elif </text:span>opcao == <text:span text:style-name="T9">4</text:span>:</text:p>
      <text:p text:style-name="P18"><text:s/><text:span text:style-name="T16">dividir = num1 / num2</text:span></text:p>
      <text:p text:style-name="P9"><text:span text:style-name="T13"><text:s/></text:span><text:span text:style-name="T4">print</text:span><text:span text:style-name="T12">(</text:span><text:span text:style-name="T8">"seu resultado é" </text:span><text:span text:style-name="T12">, dividir)</text:span></text:p>
      <text:p text:style-name="P2">2-(RETIRADO DO SLIDE) Escreva um código que receba 3 valores inteiro (a, b e c). Utilize</text:p>
      <text:p text:style-name="P2">esses valores para encontrar o valor de delta.</text:p>
      <text:p text:style-name="P2">Caso o valor de delta seja menor que zero, informar que a <text:bookmark-start text:name="__DdeLink__440_335809253"/>equação não possui raízes reais<text:bookmark-end text:name="__DdeLink__440_335809253"/>.</text:p>
      <text:p text:style-name="P2">Se for maior ou igual a zero, encontre e informe os valores de x1 e x2. </text:p>
      <text:p text:style-name="P2">Para raiz quadrada precisaremos importar a biblioteca “<text:bookmark-start text:name="__DdeLink__442_335809253"/>math<text:bookmark-end text:name="__DdeLink__442_335809253"/>” e usar o comando math.sqrt().</text:p>
      <text:p text:style-name="P26">arquivo(questao2.py)</text:p>
      <text:p text:style-name="P17"><text:span text:style-name="T15">import </text:span>math</text:p>
      <text:p text:style-name="P6">a = <text:span text:style-name="T1">int</text:span>(<text:span text:style-name="T1">input</text:span>(<text:span text:style-name="T5">"valor de a"</text:span>))</text:p>
      <text:p text:style-name="P6">b = <text:span text:style-name="T1">int</text:span>(<text:span text:style-name="T1">input</text:span>(<text:span text:style-name="T5">"valor de b"</text:span>))</text:p>
      <text:p text:style-name="P6">c = <text:span text:style-name="T1">int</text:span>(<text:span text:style-name="T1">input</text:span>(<text:span text:style-name="T5">"valor de c"</text:span>))</text:p>
      <text:p text:style-name="P6">delta = (b ** <text:span text:style-name="T9">2</text:span>) - <text:span text:style-name="T9">4 </text:span>* a * c</text:p>
      <text:p text:style-name="P6"><text:span text:style-name="T1">print</text:span>(delta)</text:p>
      <text:p text:style-name="P6"><text:span text:style-name="T15">if </text:span>delta &lt; <text:span text:style-name="T9">0 </text:span>:</text:p>
      <text:p text:style-name="P18"><text:s text:c="2"/><text:span text:style-name="T2">print</text:span><text:span text:style-name="T16">(</text:span><text:span text:style-name="T6">"essa equação não possui raízes reais"</text:span><text:span text:style-name="T16">)</text:span></text:p>
      <text:p text:style-name="P6"><text:span text:style-name="T15">elif </text:span>delta == <text:span text:style-name="T9">0 </text:span>:</text:p>
      <text:p text:style-name="P18"><text:s/><text:span text:style-name="T16">x1 = (-b + math.sqrt,delta) / (</text:span><text:span text:style-name="T10">2 </text:span><text:span text:style-name="T16">* a)</text:span></text:p>
      <text:p text:style-name="P18"><text:s/><text:span text:style-name="T2">print</text:span><text:span text:style-name="T16">(x1)</text:span></text:p>
      <text:p text:style-name="P6"><text:span text:style-name="T15">elif </text:span>delta &gt; <text:span text:style-name="T9">0 </text:span>:</text:p>
      <text:p text:style-name="P18"><text:s/><text:span text:style-name="T16">x1 = (-b + math.sqrt,delta) / (</text:span><text:span text:style-name="T10">2 </text:span><text:span text:style-name="T16">* a)</text:span></text:p>
      <text:p text:style-name="P18"><text:s/><text:span text:style-name="T16">x2 = (-b -math.sqrt,delta) / (</text:span><text:span text:style-name="T10">2 </text:span><text:span text:style-name="T16">* a)</text:span></text:p>
      <text:p text:style-name="P18"><text:s/><text:span text:style-name="T2">print</text:span><text:span text:style-name="T16">(x1)</text:span></text:p>
      <text:p text:style-name="P9"><text:span text:style-name="T13"><text:s/></text:span><text:span text:style-name="T4">print</text:span><text:span text:style-name="T12">(x2)</text:span></text:p>
      <text:p text:style-name="P2">3- Escreva um código que receba a sua idade e retorne o ano do seu nascimento</text:p>
      <text:p text:style-name="P2"><text:span text:style-name="T14">Arquivo(Q</text:span>uestao3.py<text:span text:style-name="T14">)</text:span></text:p>
      <text:p text:style-name="P13"><text:span text:style-name="T15">from </text:span>datetime <text:span text:style-name="T15">import </text:span>datetime</text:p>
      <text:p text:style-name="P6">idade = <text:span text:style-name="T1">int</text:span>(<text:span text:style-name="T1">input</text:span>(<text:span text:style-name="T5">"qual é a sua idade? "</text:span>))</text:p>
      <text:p text:style-name="P6">ano = datetime.now().year</text:p>
      <text:p text:style-name="P6">ano_nascimento = idade - ano</text:p>
      <text:p text:style-name="P9"><text:span text:style-name="T4">print</text:span><text:span text:style-name="T12">(</text:span><text:span text:style-name="T8">"voce nasceu em" </text:span><text:span text:style-name="T12">+ </text:span><text:span text:style-name="T4">str</text:span><text:span text:style-name="T12">(ano_nascimento))</text:span></text:p>
      <text:p text:style-name="P2"/>
      <text:p text:style-name="P2"/>
      <text:p text:style-name="P2"/>
      <text:p text:style-name="P2"/>
      <text:p text:style-name="P2"><text:soft-page-break/>4- Escreva um código que receba o valor do raio de uma circunferência e retorne a área desta</text:p>
      <text:p text:style-name="P2">circunferência.</text:p>
      <text:p text:style-name="P25">Arquivo(quastao4.py)</text:p>
      <text:p text:style-name="P14"><text:span text:style-name="T15">import </text:span>math</text:p>
      <text:p text:style-name="P6">raio = <text:span text:style-name="T1">int</text:span>(<text:span text:style-name="T1">input</text:span>(<text:span text:style-name="T5">"qual o valor do raio de circuferência?"</text:span>))</text:p>
      <text:p text:style-name="P6">area= math.pi * raio ** <text:span text:style-name="T9">2</text:span></text:p>
      <text:p text:style-name="P9"><text:span text:style-name="T4">print</text:span><text:span text:style-name="T12">(</text:span><text:span text:style-name="T8">"a aréa de circunferência é" </text:span><text:span text:style-name="T12">, area)</text:span></text:p>
      <text:p text:style-name="P27"><text:span text:style-name="T17">5- Uma empresa possui três cargos e seus respectivos salários, sendo eles:</text:span></text:p>
      <text:p text:style-name="P2">Gerente - R$ 8.500,00</text:p>
      <text:p text:style-name="P2">Analista - R$ 5.000,00</text:p>
      <text:p text:style-name="P2">Suporte - R$ 3.000,00</text:p>
      <text:p text:style-name="P2">Será dado um reajuste de 12% nos salários do Gerente e Analista, e 15% no salário do Suporte.</text:p>
      <text:p text:style-name="P2">Escreva um código que faça o reajuste e exiba os novos valores.</text:p>
      <text:p text:style-name="P3"><text:span text:style-name="T14">Arquivo(</text:span>Questao5.py<text:span text:style-name="T14">)</text:span></text:p>
      <text:p text:style-name="P11"/>
      <text:p text:style-name="P7">gerente = <text:span text:style-name="T9">8500</text:span></text:p>
      <text:p text:style-name="P6">analista = <text:span text:style-name="T9">5000</text:span></text:p>
      <text:p text:style-name="P6">suporte = <text:span text:style-name="T9">3000</text:span></text:p>
      <text:p text:style-name="P6">porcentagem_g = (<text:span text:style-name="T9">8500 </text:span>* <text:span text:style-name="T9">12</text:span>) / <text:span text:style-name="T9">100</text:span></text:p>
      <text:p text:style-name="P6"><text:span text:style-name="T1">print</text:span>(porcentagem_g)</text:p>
      <text:p text:style-name="P6">porcentagem_a = (<text:span text:style-name="T9">5000 </text:span>* <text:span text:style-name="T9">12</text:span>) / <text:span text:style-name="T9">100</text:span></text:p>
      <text:p text:style-name="P6"><text:span text:style-name="T1">print</text:span>(porcentagem_a)</text:p>
      <text:p text:style-name="P6">porcentagem_s = (<text:span text:style-name="T9">3000 </text:span>* <text:span text:style-name="T9">15</text:span>) / <text:span text:style-name="T9">100</text:span></text:p>
      <text:p text:style-name="P6"><text:span text:style-name="T1">print</text:span>(porcentagem_s)</text:p>
      <text:p text:style-name="P6">reajuste_gerente = gerente + porcentagem_g</text:p>
      <text:p text:style-name="P6"><text:span text:style-name="T1">print</text:span>(<text:span text:style-name="T5">"o novo valor do gerente será " </text:span>+ <text:span text:style-name="T1">str</text:span>(reajuste_gerente))</text:p>
      <text:p text:style-name="P6">reajuste_analista = analista + porcentagem_a</text:p>
      <text:p text:style-name="P6"><text:span text:style-name="T1">print</text:span>(<text:span text:style-name="T5">"o novo valor do analista será " </text:span>+ <text:span text:style-name="T1">str</text:span>(reajuste_analista))</text:p>
      <text:p text:style-name="P6">reajuste_suporte = suporte + porcentagem_s</text:p>
      <text:p text:style-name="P10"><text:span text:style-name="T1">print</text:span>(<text:span text:style-name="T5">"o novo valor do suporte será " </text:span>+ <text:span text:style-name="T1">str</text:span>(reajuste_suporte))</text:p>
      <text:p text:style-name="P3"/>
      <text:p text:style-name="P2">6- Escreva um código que receba 3 números inteiro e os exiba em ordem crescente</text:p>
      <text:p text:style-name="P4">Arquivo(Questao6.py)</text:p>
      <text:p text:style-name="P8">n1 = <text:span text:style-name="T1">int</text:span>(<text:span text:style-name="T1">input</text:span>(<text:span text:style-name="T5">"digite o primeiro valor"</text:span>))</text:p>
      <text:p text:style-name="P6">n2 = <text:span text:style-name="T1">int</text:span>(<text:span text:style-name="T1">input</text:span>(<text:span text:style-name="T5">"digite o segundo valor"</text:span>))</text:p>
      <text:p text:style-name="P6">n3 = <text:span text:style-name="T1">int</text:span>(<text:span text:style-name="T1">input</text:span>(<text:span text:style-name="T5">"digite o terceiro valor"</text:span>))</text:p>
      <text:p text:style-name="P6">lista = [n1,n2,n3]</text:p>
      <text:p text:style-name="P9"><text:span text:style-name="T4">print</text:span><text:span text:style-name="T12">(</text:span><text:span text:style-name="T4">sorted</text:span><text:span text:style-name="T12">(lista))</text:span></text:p>
      <text:p text:style-name="P2"/>
      <text:p text:style-name="P2">7- Escreva um código que receba um valor inteiro e diga se ele é divisível por cinco.</text:p>
      <text:p text:style-name="P23">Arquivo(questao7.py)</text:p>
      <text:p text:style-name="P15">num1 = <text:span text:style-name="T1">int</text:span>(<text:span text:style-name="T1">input</text:span>(<text:span text:style-name="T5">"escreva um numero: "</text:span>))</text:p>
      <text:p text:style-name="P6"><text:span text:style-name="T15">if </text:span>num1 % <text:span text:style-name="T9">5 </text:span>== <text:span text:style-name="T9">0 </text:span>:</text:p>
      <text:p text:style-name="P18"><text:s text:c="4"/><text:span text:style-name="T2">print</text:span><text:span text:style-name="T16">(</text:span><text:span text:style-name="T6">"esse numero é divisivel por 5"</text:span><text:span text:style-name="T16">)</text:span></text:p>
      <text:p text:style-name="P6"><text:span text:style-name="T15">else</text:span>:</text:p>
      <text:p text:style-name="P21"><text:s text:c="4"/><text:span text:style-name="T2">print</text:span><text:span text:style-name="T16">(</text:span><text:span text:style-name="T6">"nao é divisivel"</text:span><text:span text:style-name="T16">)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2T22:31:44.924615675</meta:creation-date>
    <dc:date>2024-03-13T21:50:20.208289217</dc:date>
    <meta:editing-duration>PT1H56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97" meta:word-count="589" meta:character-count="3516" meta:non-whitespace-character-count="2996"/>
  </office:meta>
</office:document-meta>
</file>